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ntCol</text:p>
          </table:table-cell>
          <table:table-cell office:value-type="string" table:style-name="ce1">
            <text:p>FloatCol</text:p>
          </table:table-cell>
          <table:table-cell office:value-type="string" table:style-name="ce1">
            <text:p>BoolCol</text:p>
          </table:table-cell>
          <table:table-cell office:value-type="string" table:style-name="ce1">
            <text:p>StrCol</text:p>
          </table:table-cell>
          <table:table-cell office:value-type="string" table:style-name="ce1">
            <text:p>Str2Col</text:p>
          </table:table-cell>
          <table:table-cell office:value-type="string" table:style-name="ce3">
            <text:p>DateCo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5" table:style-name="ce1">
            <text:p>1.25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1</text:p>
          </table:table-cell>
          <table:table-cell office:value-type="string" table:style-name="ce1">
            <text:p>a</text:p>
          </table:table-cell>
          <table:table-cell office:value-type="date" office:date-value="2013-10-30T00:00:00" table:style-name="ce3">
            <text:p>10/30/201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5" table:style-name="ce1">
            <text:p>2.25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13-10-31T00:00:00" table:style-name="ce3">
            <text:p>10/31/2013</text:p>
          </table:table-cell>
          <table:table-cell table:number-columns-repeated="16378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1.83" table:style-name="ce1">
            <text:p>1.83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3</text:p>
          </table:table-cell>
          <table:table-cell office:value-type="string" table:style-name="ce1">
            <text:p>c</text:p>
          </table:table-cell>
          <table:table-cell office:value-type="date" office:date-value="1905-01-01T00:00:00" table:style-name="ce3">
            <text:p>1/1/190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>4</text:p>
          </table:table-cell>
          <table:table-cell office:value-type="string" table:style-name="ce1">
            <text:p>d</text:p>
          </table:table-cell>
          <table:table-cell office:value-type="date" office:date-value="2013-12-14T00:00:00" table:style-name="ce3">
            <text:p>12/14/2013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0000000000000003E-10" table:style-name="ce1">
            <text:p>5E-1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5</text:p>
          </table:table-cell>
          <table:table-cell office:value-type="string" table:style-name="ce1">
            <text:p>e</text:p>
          </table:table-cell>
          <table:table-cell office:value-type="date" office:date-value="2015-03-14T00:00:00" table:style-name="ce3">
            <text:p>3/14/2015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eff</meta:initial-creator>
    <dc:creator>Will Ayd</dc:creator>
    <meta:creation-date>2013-10-30T23:25:35Z</meta:creation-date>
    <dc:date>2019-06-29T16:46:27Z</dc:date>
  </office:meta>
</office:document-meta>
</file>